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kaash" svg:font-family="Akaash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Microsoft YaHei" svg:font-family="'Microsoft YaHei'" style:font-family-generic="system" style:font-pitch="variable"/>
    <style:font-face style:name="Noto Serif Bengali" svg:font-family="'Noto Serif Bengali'" style:font-family-generic="roman"/>
    <style:font-face style:name="Segoe UI" svg:font-family="'Segoe UI'" style:font-family-generic="system" style:font-pitch="variable"/>
    <style:font-face style:name="Tiro Bangla" svg:font-family="'Tiro Bangla'"/>
  </office:font-face-decls>
  <office:automatic-styles>
    <style:style style:name="P1" style:family="paragraph" style:parent-style-name="BlankRow">
      <style:text-properties officeooo:rsid="00211cd6" style:font-name-complex="Akaas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kaash" svg:font-family="Akaash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Microsoft YaHei" svg:font-family="'Microsoft YaHei'" style:font-family-generic="system" style:font-pitch="variable"/>
    <style:font-face style:name="Noto Serif Bengali" svg:font-family="'Noto Serif Bengali'" style:font-family-generic="roman"/>
    <style:font-face style:name="Segoe UI" svg:font-family="'Segoe UI'" style:font-family-generic="system" style:font-pitch="variable"/>
    <style:font-face style:name="Tiro Bangla" svg:font-family="'Tiro Bangla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Noto Serif Bengali" style:font-size-complex="10pt" style:language-complex="bn" style:country-complex="BD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Noto Serif Bengali" style:font-size-complex="10pt" style:language-complex="bn" style:country-complex="BD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oto Serif Bengali" style:font-family-complex="'Noto Serif Bengali'" style:font-family-generic-complex="roman" style:font-size-complex="16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15%" fo:text-align="justify" style:justify-single-word="false"/>
      <style:text-properties fo:font-size="10pt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201in" fo:border-left="none" fo:border-right="none" fo:border-top="none" fo:border-bottom="0.06pt solid #999999"/>
      <style:text-properties fo:color="#808080" loext:opacity="100%" style:font-name="Liberation Serif1" fo:font-family="'Liberation Serif'" style:font-style-name="Bold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0201in" fo:margin-bottom="0.0799in" style:contextual-spacing="false" fo:text-align="center" style:justify-single-word="false" style:page-number="auto" fo:padding="0.0201in" fo:border-left="none" fo:border-right="none" fo:border-top="none" fo:border-bottom="0.06pt solid #55215b">
        <style:tab-stops/>
        <style:drop-cap/>
      </style:paragraph-properties>
      <style:text-properties fo:color="#481d32" loext:opacity="100%" style:font-name="Liberation Sans1" fo:font-family="'Liberation Sans'" style:font-style-name="Bold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729fcf"/>
      <style:paragraph-properties fo:margin-top="0.0201in" fo:margin-bottom="0.0799in" style:contextual-spacing="false" style:page-number="auto" fo:background-color="transparent" fo:padding="0.0201in" fo:border="none"/>
      <style:text-properties style:font-name="Liberation Sans1" fo:font-family="'Liberation Sans'" style:font-style-name="Bold" style:font-family-generic="swiss" style:font-pitch="variable" fo:font-size="115%" fo:font-weight="bold" fo:background-color="transparent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201in" fo:margin-bottom="0.0799in" style:contextual-spacing="false"/>
      <style:text-properties style:font-name="Liberation Sans1" fo:font-family="'Liberation Sans'" style:font-style-name="Bold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201in" fo:margin-bottom="0.0799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201in" fo:margin-bottom="0.0402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201in" fo:margin-bottom="0.0402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>
      <style:paragraph-properties fo:margin-top="0.0201in" fo:margin-bottom="0.0201in" style:contextual-spacing="false" fo:text-align="center" style:justify-single-word="false"/>
      <style:text-properties fo:color="#481d32" loext:opacity="100%" fo:font-weight="bold"/>
    </style:style>
    <style:style style:name="Figure" style:family="paragraph" style:parent-style-name="Caption" style:class="extra">
      <style:paragraph-properties fo:margin-top="0.0201in" fo:margin-bottom="0.0201in" style:contextual-spacing="false" fo:text-align="center" style:justify-single-word="false"/>
      <style:text-properties fo:color="#355269" loext:opacity="100%" fo:font-weight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BlankRow" style:family="paragraph" style:parent-style-name="Text_20_body" style:next-style-name="Text_20_body">
      <style:text-properties fo:font-size="2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fo:font-size="11pt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  <style:text-properties fo:font-size="10pt"/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3346in" style:type="right" style:leader-style="dotted" style:leader-text="."/>
        </style:tab-stops>
      </style:paragraph-properties>
      <style:text-properties fo:font-size="9pt"/>
    </style:style>
    <style:style style:name="Contents_20_5" style:display-name="Contents 5" style:family="paragraph" style:parent-style-name="Index" style:class="index">
      <style:paragraph-properties fo:margin-left="0.7874in" fo:margin-right="0in" fo:text-indent="0in" style:auto-text-indent="false">
        <style:tab-stops>
          <style:tab-stop style:position="6.1374in" style:type="right" style:leader-style="dotted" style:leader-text="."/>
        </style:tab-stops>
      </style:paragraph-properties>
      <style:text-properties fo:font-size="8pt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Contents_20_10" style:display-name="Contents 10" style:family="paragraph" style:parent-style-name="Index" style:class="index">
      <style:paragraph-properties fo:margin-left="1.7717in" fo:margin-right="0in" fo:text-indent="0in" style:auto-text-indent="false">
        <style:tab-stops>
          <style:tab-stop style:position="5.153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52in" fo:margin-right="0in" fo:text-indent="0in" style:auto-text-indent="false">
        <style:tab-stops>
          <style:tab-stop style:position="5.35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8in" fo:margin-right="0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811in" fo:margin-right="0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39in" fo:margin-right="0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List" style:family="paragraph" style:parent-style-name="Text_20_body" style:class="lis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20T22:49:19.201000000</dc:date>
    <meta:editing-duration>PT2H49M51S</meta:editing-duration>
    <meta:editing-cycles>27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Option Explicit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